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b35d"/>
    </style:style>
    <style:style style:name="P2" style:family="paragraph" style:parent-style-name="Standard">
      <style:paragraph-properties fo:margin-top="0.494cm" fo:margin-bottom="0.353cm" style:contextual-spacing="false" fo:text-align="center" style:justify-single-word="false"/>
      <style:text-properties officeooo:paragraph-rsid="0017b35d"/>
    </style:style>
    <style:style style:name="P3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1efb42" style:font-style-asian="normal" style:font-style-complex="normal"/>
    </style:style>
    <style:style style:name="P4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2571cf" style:font-style-asian="normal" style:font-style-complex="normal"/>
    </style:style>
    <style:style style:name="P5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25f72b" style:font-style-asian="normal" style:font-style-complex="normal"/>
    </style:style>
    <style:style style:name="P6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2ba7ee" style:font-style-asian="normal" style:font-style-complex="normal"/>
    </style:style>
    <style:style style:name="P7" style:family="paragraph" style:parent-style-name="Standard">
      <style:paragraph-properties fo:margin-top="0.494cm" fo:margin-bottom="0.353cm" style:contextual-spacing="false" fo:text-align="justify" style:justify-single-word="false"/>
      <style:text-properties fo:font-style="normal" style:text-underline-style="none" officeooo:rsid="0021495c" officeooo:paragraph-rsid="0021495c" style:font-style-asian="normal" style:font-style-complex="normal"/>
    </style:style>
    <style:style style:name="P8" style:family="paragraph" style:parent-style-name="Standard">
      <style:paragraph-properties fo:margin-top="0.494cm" fo:margin-bottom="0.353cm" style:contextual-spacing="false" fo:text-align="justify" style:justify-single-word="false"/>
      <style:text-properties fo:font-style="normal" style:text-underline-style="none" officeooo:rsid="0021495c" officeooo:paragraph-rsid="001f037d" style:font-style-asian="normal" style:font-style-complex="normal"/>
    </style:style>
    <style:style style:name="P9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2631f7" officeooo:paragraph-rsid="002631f7" style:font-style-asian="normal" style:font-style-complex="normal"/>
    </style:style>
    <style:style style:name="P10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27a5ab" officeooo:paragraph-rsid="0027a5ab" style:font-style-asian="normal" style:font-style-complex="normal"/>
    </style:style>
    <style:style style:name="P11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297506" officeooo:paragraph-rsid="00297506" style:font-style-asian="normal" style:font-style-complex="normal"/>
    </style:style>
    <style:style style:name="P12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29ad2c" officeooo:paragraph-rsid="0029ad2c" style:font-style-asian="normal" style:font-style-complex="normal"/>
    </style:style>
    <style:style style:name="P13" style:family="paragraph" style:parent-style-name="Standard">
      <style:paragraph-properties fo:margin-top="0.494cm" fo:margin-bottom="0.353cm" style:contextual-spacing="false" fo:text-align="justify" style:justify-single-word="false"/>
      <style:text-properties fo:font-style="normal" style:text-underline-style="none" officeooo:rsid="002a53f7" officeooo:paragraph-rsid="002a53f7" style:font-style-asian="normal" style:font-style-complex="normal"/>
    </style:style>
    <style:style style:name="P14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1efb42" style:font-style-asian="italic"/>
    </style:style>
    <style:style style:name="P15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2571cf" style:font-style-asian="italic"/>
    </style:style>
    <style:style style:name="P16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25f72b" style:font-style-asian="italic"/>
    </style:style>
    <style:style style:name="P17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2ba7ee" style:font-style-asian="italic"/>
    </style:style>
    <style:style style:name="P18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2c4a0f" style:font-style-asian="italic"/>
    </style:style>
    <style:style style:name="P19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2c4a0f" style:font-style-asian="normal" style:font-style-complex="normal"/>
    </style:style>
    <style:style style:name="T1" style:family="text">
      <style:text-properties fo:font-size="24pt" officeooo:rsid="0017b35d" style:font-size-asian="24pt" style:font-size-complex="24pt"/>
    </style:style>
    <style:style style:name="T2" style:family="text">
      <style:text-properties fo:font-size="24pt" officeooo:rsid="0018d03a" style:font-size-asian="24pt" style:font-size-complex="24pt"/>
    </style:style>
    <style:style style:name="T3" style:family="text">
      <style:text-properties fo:font-size="24pt" officeooo:rsid="001a0d23" style:font-size-asian="24pt" style:font-size-complex="24pt"/>
    </style:style>
    <style:style style:name="T4" style:family="text">
      <style:text-properties fo:font-size="24pt" officeooo:rsid="00224173" style:font-size-asian="24pt" style:font-size-complex="24pt"/>
    </style:style>
    <style:style style:name="T5" style:family="text">
      <style:text-properties fo:font-style="italic" officeooo:rsid="0018d03a" style:font-style-asian="italic"/>
    </style:style>
    <style:style style:name="T6" style:family="text">
      <style:text-properties fo:font-style="italic" officeooo:rsid="001a0d23" style:font-style-asian="italic"/>
    </style:style>
    <style:style style:name="T7" style:family="text">
      <style:text-properties fo:font-style="italic" officeooo:rsid="00224173" style:font-style-asian="italic"/>
    </style:style>
    <style:style style:name="T8" style:family="text">
      <style:text-properties fo:font-style="italic" officeooo:rsid="002ba7ee" style:font-style-asian="italic" style:font-style-complex="italic"/>
    </style:style>
    <style:style style:name="T9" style:family="text">
      <style:text-properties officeooo:rsid="001efb42"/>
    </style:style>
    <style:style style:name="T10" style:family="text">
      <style:text-properties officeooo:rsid="00224173"/>
    </style:style>
    <style:style style:name="T11" style:family="text">
      <style:text-properties officeooo:rsid="002411c5"/>
    </style:style>
    <style:style style:name="T12" style:family="text">
      <style:text-properties officeooo:rsid="0024cd58"/>
    </style:style>
    <style:style style:name="T13" style:family="text">
      <style:text-properties officeooo:rsid="002571cf"/>
    </style:style>
    <style:style style:name="T14" style:family="text">
      <style:text-properties officeooo:rsid="0025f72b"/>
    </style:style>
    <style:style style:name="T15" style:family="text">
      <style:text-properties style:text-position="super 58%" officeooo:rsid="0025f72b"/>
    </style:style>
    <style:style style:name="T16" style:family="text">
      <style:text-properties officeooo:rsid="002ba7ee"/>
    </style:style>
    <style:style style:name="T17" style:family="text">
      <style:text-properties officeooo:rsid="002c4a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</text:span><text:span text:style-name="T4">Rodney</text:span><text:span text:style-name="T1"> </text:span><text:span text:style-name="T4">(re) </text:span><text:span text:style-name="T3">prototype </text:span><text:span text:style-name="T1">– Work</text:span><text:span text:style-name="T2">ing log</text:span></text:p>
      <text:p text:style-name="P2"><text:span text:style-name="T5">A</text:span><text:span text:style-name="T7">n opportunity to study the deepest aspects of the computer with a nostalgia-check on wire-wrapping. What more fun could be had? </text:span><text:span text:style-name="T5">This is the worklog for the </text:span><text:span text:style-name="T6">assembly of </text:span><text:span text:style-name="T7">Heiserman’s robot.</text:span></text:p>
      <text:p text:style-name="P14"><text:span text:style-name="T10">3</text:span> <text:span text:style-name="T9">July</text:span> 202<text:span text:style-name="T9">3</text:span></text:p>
      <text:p text:style-name="P3">11<text:span text:style-name="T9">17: </text:span><text:span text:style-name="T11">Although this project has been (more or less) around since 2019, only now am I bringing it into focus. I have assembled the work-area on the human-machine interface and the next step is to lightly glue the plastic LED bezels/mounts to this. </text:span><text:span text:style-name="T12">Did a test with A0 and it seems well-enough.</text:span></text:p>
      <text:p text:style-name="P15"><text:span text:style-name="T13">5</text:span> <text:span text:style-name="T9">July</text:span> 202<text:span text:style-name="T9">3</text:span></text:p>
      <text:p text:style-name="P4"><text:span text:style-name="T13">1408</text:span><text:span text:style-name="T9">: </text:span><text:span text:style-name="T13">The stress-test of the glue hold did not go so well. But this is still a place to solve this problem. I went ahead and glued the remaining bezels with a bit of a twist to set the glue more evenly around the radius. Will give it 24 hours to see how it sets.</text:span></text:p>
      <text:p text:style-name="P16"><text:span text:style-name="T14">1</text:span> <text:span text:style-name="T9">J</text:span><text:span text:style-name="T14">anuary</text:span> 202<text:span text:style-name="T14">4</text:span></text:p>
      <text:p text:style-name="P5"><text:span text:style-name="T14">1613</text:span><text:span text:style-name="T9">: </text:span><text:span text:style-name="T14">After some slacktime, I resumed work the 22</text:span><text:span text:style-name="T15">nd</text:span><text:span text:style-name="T14"> of December 2023 on the mounts for the two Vector boards (a decision not to use the smaller ones) and a hinge-based smaller board to hold the beginnings of the I/O components, pretty much just the 8226 bus transceivers. It took some time to get a design in-place and eight prototypes before four properly-sized mounts for the boards were correct. The hinge went well in a single go, as well as the bar support.</text:span></text:p>
      <text:p text:style-name="P9">1617: Now I want to formally prepare the full BoM and align as I have a pending Mouser order that needs to be submitted tomorrow.</text:p>
      <text:p text:style-name="P10">1630: Formalizing this document will take some time. Let me pull the parts, mostly the resistors and capacitors, and check that the list is complete.</text:p>
      <text:p text:style-name="P11">1817: Just finished the BoM for the M6x09-I-SBC, as a template for how to do such in the future. I would really like to have each board fully assembled by machine. Now to pull the parts and see what Rodney maybe missing.</text:p>
      <text:p text:style-name="P12">1852: Reorganized the repository. Now is a bit clearer and more pragmatic. Will use the tables and the parts list sheet to know if I have all the bits. The big question is where did I get the DIP24-600?</text:p>
      <text:p text:style-name="P13">2110: Completed the BoM based on the tables from the book. Added a 32-pin PROM and the appropriate wirewrap socket for the additional storage via cartridge or tape. Let’s see what shakes. The list is ready and will cross-check tomorrow before sending the order.</text:p>
      <text:p text:style-name="P17"><text:span text:style-name="T16">3</text:span> <text:span text:style-name="T9">J</text:span><text:span text:style-name="T14">anuary</text:span> 202<text:span text:style-name="T14">4</text:span></text:p>
      <text:p text:style-name="P6"><text:soft-page-break/><text:span text:style-name="T16">1603</text:span><text:span text:style-name="T9">: </text:span><text:span text:style-name="T14">A</text:span><text:span text:style-name="T16">s, essentially, this project is a historical revisitation – not unlike the intent of spiritualists of the 1890s – with an emphasis on embodiment (very much so) I have elected to include the oldest discovered version of 86-DOS (predecessor of MS-DOS) that was an outgrowth of the 8-bit CP/M but targeted the new 16-bit 8086 in this GitHub repository. The idea is that software is very much a part of this journey and although the i8085 is capable clearly of CP/M, given its unique UI, this will only be explored in terms of the </text:span><text:span text:style-name="T8">program monitor</text:span><text:span text:style-name="T16"> that I have planned to be burned into the ROM, once I place it. I am contemplating a change in design to include it based on the design principles I have codified for the 6x09-II-SBC project.</text:span></text:p>
      <text:p text:style-name="P18"><text:span text:style-name="T17">10</text:span> <text:span text:style-name="T17">Ma</text:span><text:span text:style-name="T14">y</text:span> 202<text:span text:style-name="T14">4</text:span></text:p>
      <text:p text:style-name="P19"><text:span text:style-name="T17">948</text:span><text:span text:style-name="T9">: </text:span><text:span text:style-name="T17">I have come to the realization that there is work to be done on my ideal-metal initiative here in 8-bit land.</text:span>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0T09:49:18.190000000</dc:date>
    <meta:editing-duration>PT5H36M25S</meta:editing-duration>
    <meta:editing-cycles>22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17" meta:word-count="570" meta:character-count="3118" meta:non-whitespace-character-count="2562"/>
  </office:meta>
</office:document-meta>
</file>